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fo:font-size="15pt" style:font-size-asian="15pt" style:font-size-complex="15pt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text-underline-style="non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 style:list-style-name="L2">
      <style:paragraph-properties fo:text-align="justify" style:justify-single-word="false"/>
    </style:style>
    <style:style style:name="P7" style:family="paragraph" style:parent-style-name="Text_20_body" style:list-style-name="L3">
      <style:paragraph-properties fo:text-align="justify" style:justify-single-word="false"/>
      <style:text-properties officeooo:paragraph-rsid="00077e2f"/>
    </style:style>
    <style:style style:name="P8" style:family="paragraph" style:parent-style-name="Text_20_body" style:list-style-name="L3">
      <style:paragraph-properties fo:text-align="justify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officeooo:rsid="00077e2f"/>
    </style:style>
    <style:style style:name="T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solid" style:text-underline-width="auto" style:text-underline-color="font-color" fo:font-weight="normal" officeooo:rsid="00077e2f" style:font-size-asian="15pt" style:font-weight-asian="normal" style:font-size-complex="15pt" style:font-weight-complex="normal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077e2f" style:font-size-asian="15pt" style:font-weight-asian="bold" style:font-size-complex="15pt" style:font-weight-complex="bold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font-size="15pt" fo:font-weight="normal" officeooo:rsid="00077e2f" style:font-size-asian="15pt" style:font-weight-asian="normal" style:font-size-complex="15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54"/><text:span text:style-name="T5">PROJECT TRACKING</text:span></text:p>
      <text:p text:style-name="P3"><text:span text:style-name="T8"><text:tab/><text:tab/><text:tab/><text:tab/><text:tab/><text:tab/><text:tab/><text:tab/></text:span></text:p>
      <text:p text:style-name="P3"><text:span text:style-name="T8"><text:tab/><text:tab/><text:tab/><text:tab/><text:tab/><text:tab/><text:tab/><text:tab/><text:tab/> <text:s text:c="12"/></text:span><text:span text:style-name="T6"><text:s/></text:span><text:span text:style-name="T7">GROUP 9</text:span></text:p>
      <text:p text:style-name="P3"><text:span text:style-name="T7"/></text:p>
      <text:h text:style-name="P2" text:outline-level="2"><text:span text:style-name="T8">Completed Work</text:span></text:h>
      <text:list xml:id="list2662065338" text:style-name="L1">
        <text:list-item>
          <text:p text:style-name="P5">Frontend component successfully designed and implemented.</text:p>
        </text:list-item>
        <text:list-item>
          <text:p text:style-name="P5">Developed interface framework to support interaction with the simulation environment and facilitate cache performance analysis.</text:p>
        </text:list-item>
        <text:list-item>
          <text:p text:style-name="P5">Installed and configured the Ripes simulator on the target system.</text:p>
        </text:list-item>
        <text:list-item>
          <text:p text:style-name="P5">Verified installation by launching the simulator and confirming access to:</text:p>
          <text:list>
            <text:list-item>
              <text:p text:style-name="P5">Processor view</text:p>
            </text:list-item>
            <text:list-item>
              <text:p text:style-name="P5">Memory view</text:p>
            </text:list-item>
            <text:list-item>
              <text:p text:style-name="P5">Cache configuration settings</text:p>
            </text:list-item>
          </text:list>
        </text:list-item>
        <text:list-item>
          <text:p text:style-name="P5">Experimental environment validated and ready for further implementation.</text:p>
        </text:list-item>
      </text:list>
      <text:h text:style-name="P1" text:outline-level="2">Work to Be Completed</text:h>
      <text:list xml:id="list3687216375" text:style-name="L2">
        <text:list-item>
          <text:p text:style-name="P6">Configure cache parameters in Ripes, ensuring consistency across experiments:</text:p>
          <text:list>
            <text:list-item>
              <text:p text:style-name="P6">Cache size</text:p>
            </text:list-item>
            <text:list-item>
              <text:p text:style-name="P6">Block size</text:p>
            </text:list-item>
            <text:list-item>
              <text:p text:style-name="P6">Associativity</text:p>
            </text:list-item>
          </text:list>
        </text:list-item>
        <text:list-item>
          <text:p text:style-name="P6">Develop assembly programs to generate distinct memory access patterns:</text:p>
          <text:list>
            <text:list-item>
              <text:p text:style-name="P6">Sequential access</text:p>
            </text:list-item>
            <text:list-item>
              <text:p text:style-name="P6">Loop-based access exhibiting temporal locality</text:p>
            </text:list-item>
            <text:list-item>
              <text:p text:style-name="P6">Cache thrashing scenarios</text:p>
            </text:list-item>
            <text:list-item>
              <text:p text:style-name="P6">Random memory access</text:p>
            </text:list-item>
          </text:list>
        </text:list-item>
        <text:list-item>
          <text:p text:style-name="P6">Execute each program under different cache replacement policies:</text:p>
          <text:list>
            <text:list-item>
              <text:p text:style-name="P6">First-In First-Out (FIFO)</text:p>
            </text:list-item>
            <text:list-item>
              <text:p text:style-name="P6">Least Recently Used (LRU)</text:p>
            </text:list-item>
            <text:list-item>
              <text:p text:style-name="P6">Random replacement</text:p>
            </text:list-item>
          </text:list>
        </text:list-item>
        <text:list-item>
          <text:p text:style-name="P6">Collect cache performance metrics during execution:</text:p>
        </text:list-item>
      </text:list>
      <text:list xml:id="list3023811002" text:style-name="L3">
        <text:list-item>
          <text:list>
            <text:list-item>
              <text:p text:style-name="P7"><text:span text:style-name="T4">Hit rate .</text:span></text:p>
            </text:list-item>
            <text:list-item>
              <text:p text:style-name="P7">Miss rate</text:p>
            </text:list-item>
          </text:list>
        </text:list-item>
        <text:list-item>
          <text:p text:style-name="P8"><text:soft-page-break/>Tabulate and systematically analyze results to evaluate the impact of each replacement policy under varying access patterns.</text:p>
        </text:list-item>
        <text:list-item>
          <text:p text:style-name="P8">Draw conclusions regarding the relative effectiveness of FIFO, LRU, and Random cache replacement strategies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0:42:16.796270466</meta:creation-date>
    <dc:date>2026-02-02T10:52:28.052829141</dc:date>
    <meta:editing-duration>PT10M11S</meta:editing-duration>
    <meta:editing-cycles>1</meta:editing-cycles>
    <meta:document-statistic meta:table-count="0" meta:image-count="0" meta:object-count="0" meta:page-count="2" meta:paragraph-count="31" meta:word-count="187" meta:character-count="1339" meta:non-whitespace-character-count="1123"/>
    <meta:generator>LibreOffice/7.3.7.2$Linux_X86_64 LibreOffice_project/30$Build-2</meta:generator>
  </office:meta>
</office:document-meta>
</file>